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15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16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17" style:family="paragraph" style:parent-style-name="Standard">
      <style:text-properties officeooo:rsid="007fc0b5" officeooo:paragraph-rsid="007fc0b5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9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0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1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12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14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15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16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1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loext:padding="0in" loext:border="none"/>
    </style:style>
    <style:style style:name="T29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93cd" fo:background-color="transparent" loext:char-shading-value="0" loext:padding="0in" loext:border="none"/>
    </style:style>
    <style:style style:name="T30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31" style:family="text">
      <style:text-properties fo:font-variant="normal" fo:text-transform="none" fo:color="#24292f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  <style:style style:name="T33" style:family="text">
      <style:text-properties officeooo:rsid="022f23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15"><text:bookmark text:name="codecell0"/><text:span text:style-name="T4">conda create --name </text:span><text:span text:style-name="T6">venvMEDICAL</text:span><text:span text:style-name="T4"> </text:span><text:span text:style-name="T9">python</text:span><text:span text:style-name="T10">=</text:span><text:span text:style-name="T11">3</text:span><text:span text:style-name="T4">.</text:span><text:span text:style-name="T5">6</text:span><text:span text:style-name="T4"> -y</text:span></text:p>
      <text:p text:style-name="P6"><text:span text:style-name="Source_20_Text"><text:span text:style-name="T19">conda</text:span></text:span><text:span text:style-name="Source_20_Text"><text:span text:style-name="T16"> install spyder==5.2.2 <text:s/></text:span></text:span><text:span text:style-name="Source_20_Text"><text:span text:style-name="T17">(after setting path names ect...)</text:span></text:span></text:p>
      <text:p text:style-name="P2"><text:span text:style-name="Source_20_Text"><text:span text:style-name="T12"/></text:span></text:p>
      <text:p text:style-name="P2"><text:span text:style-name="Source_20_Text"><text:span text:style-name="T12">python exec.py --mode train --dataset_name your_dataset --exp_dir path/to/experiment/directory <text:s text:c="6"/></text:span></text:span></text:p>
      <text:p text:style-name="Standard"/>
      <text:p text:style-name="P17"/>
      <text:p text:style-name="P16"><text:span text:style-name="T4">conda create --name</text:span><text:span text:style-name="T6"> </text:span><text:span text:style-name="T7">RegRCNN2</text:span><text:span text:style-name="T4"> </text:span><text:span text:style-name="T9">python</text:span><text:span text:style-name="T10">=</text:span><text:span text:style-name="T11">3</text:span><text:span text:style-name="T4">.</text:span><text:span text:style-name="T8">7</text:span><text:span text:style-name="T4"> -y</text:span></text:p>
      <text:p text:style-name="P5"><text:span text:style-name="Source_20_Text"><text:span text:style-name="T12">python exec.py --mode train --dataset_name </text:span></text:span><text:span text:style-name="Source_20_Text"><text:span text:style-name="T14">toy</text:span></text:span><text:span text:style-name="Source_20_Text"><text:span text:style-name="T12"> --exp_dir '/media/user/FantomHD/Lightsheet data/RegRCNN_maskrcnn_testing/'</text:span></text:span></text:p>
      <text:p text:style-name="P3"><text:span text:style-name="Source_20_Text"><text:span text:style-name="T12"/></text:span></text:p>
      <text:p text:style-name="P11"><text:span text:style-name="Source_20_Text"><text:span text:style-name="T25">### To train oligo model</text:span></text:span></text:p>
      <text:p text:style-name="P12"><text:span text:style-name="Source_20_Text"><text:span text:style-name="T12">python exec.py --mode train --dataset_name '</text:span></text:span><text:span text:style-name="Source_20_Text"><text:span text:style-name="T20">OL_data</text:span></text:span><text:span text:style-name="Source_20_Text"><text:span text:style-name="T26">'</text:span></text:span><text:span text:style-name="Source_20_Text"><text:span text:style-name="T12"> --exp_dir '/media/user/FantomHD/Lightsheet data/Training_data_lightsheet/Training_blocks/Training_blocks_RegRCNN/'</text:span></text:span></text:p>
      <text:p text:style-name="P13"><text:span text:style-name="Source_20_Text"><text:span text:style-name="T27"/></text:span></text:p>
      <text:p text:style-name="P13"><text:span text:style-name="Source_20_Text"><text:span text:style-name="T27">### To view training progress</text:span></text:span></text:p>
      <text:p text:style-name="P14"><text:span text:style-name="Source_20_Text"><text:span text:style-name="T14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oft-page-break/><text:span text:style-name="Source_20_Text"><text:span text:style-name="T12"/></text:span></text:p>
      <text:p text:style-name="P19"><text:span text:style-name="Source_20_Text"><text:span text:style-name="T25">### To train </text:span></text:span><text:span text:style-name="Source_20_Text"><text:span text:style-name="T21">CASPR</text:span></text:span><text:span text:style-name="Source_20_Text"><text:span text:style-name="T25"> model</text:span></text:span></text:p>
      <text:p text:style-name="P19"><text:span text:style-name="Source_20_Text"><text:span text:style-name="T12">python exec.py --mode train --dataset_name '</text:span></text:span><text:span text:style-name="Source_20_Text"><text:span text:style-name="T22">Caspr_data</text:span></text:span><text:span text:style-name="Source_20_Text"><text:span text:style-name="T26">'</text:span></text:span><text:span text:style-name="Source_20_Text"><text:span text:style-name="T12"> --exp_dir '/media/user/FantomHD/710_invivo_imaging/Caspr_tdT_homozygous/Caspr_training/Caspr_training_RegRCNN'</text:span></text:span></text:p>
      <text:p text:style-name="P19"><text:span text:style-name="Source_20_Text"><text:span text:style-name="T27"/></text:span></text:p>
      <text:p text:style-name="P19"><text:span text:style-name="Source_20_Text"><text:span text:style-name="T27">### To view training progress</text:span></text:span></text:p>
      <text:p text:style-name="P19"><text:span text:style-name="Source_20_Text"><text:span text:style-name="T14">tensorboard --logdir='/media/user/FantomHD/710_invivo_imaging/Caspr_tdT_homozygous/Caspr_training/Caspr_training_RegRCNN/logs/tboard'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/></text:span></text:p>
      <text:p text:style-name="P19"><text:span text:style-name="Source_20_Text"><text:span text:style-name="T12"/></text:span></text:p>
      <text:p text:style-name="P20"><text:span text:style-name="Source_20_Text"><text:span text:style-name="T25">### To train </text:span></text:span><text:span text:style-name="Source_20_Text"><text:span text:style-name="T21">CASPR_</text:span></text:span><text:span text:style-name="Source_20_Text"><text:span text:style-name="T23">CROP</text:span></text:span><text:span text:style-name="Source_20_Text"><text:span text:style-name="T25"> model</text:span></text:span></text:p>
      <text:p text:style-name="P20"><text:span text:style-name="Source_20_Text"><text:span text:style-name="T12">python exec.py --mode train --dataset_name '</text:span></text:span><text:span text:style-name="Source_20_Text"><text:span text:style-name="T22">Caspr_data_</text:span></text:span><text:span text:style-name="Source_20_Text"><text:span text:style-name="T24">CROP</text:span></text:span><text:span text:style-name="Source_20_Text"><text:span text:style-name="T26">'</text:span></text:span><text:span text:style-name="Source_20_Text"><text:span text:style-name="T12"> --exp_dir '/media/user/FantomHD/710_invivo_imaging/Caspr_tdT_homozygous/Caspr_training_</text:span></text:span><text:span text:style-name="Source_20_Text"><text:span text:style-name="T30">CROP</text:span></text:span><text:span text:style-name="Source_20_Text"><text:span text:style-name="T12">/Caspr_training_</text:span></text:span><text:span text:style-name="Source_20_Text"><text:span text:style-name="T30">CROP_</text:span></text:span><text:span text:style-name="Source_20_Text"><text:span text:style-name="T12">RegRCNN'</text:span></text:span></text:p>
      <text:p text:style-name="P20"><text:span text:style-name="Source_20_Text"><text:span text:style-name="T27"/></text:span></text:p>
      <text:p text:style-name="P20"><text:span text:style-name="Source_20_Text"><text:span text:style-name="T27">### To view training progress</text:span></text:span></text:p>
      <text:p text:style-name="P20"><text:span text:style-name="Source_20_Text"><text:span text:style-name="T14">tensorboard --logdir='/media/user/FantomHD/710_invivo_imaging/Caspr_tdT_homozygous/Caspr_training_</text:span></text:span><text:span text:style-name="Source_20_Text"><text:span text:style-name="T31">CROP</text:span></text:span><text:span text:style-name="Source_20_Text"><text:span text:style-name="T14">/Caspr_training_</text:span></text:span><text:span text:style-name="Source_20_Text"><text:span text:style-name="T32">CROP</text:span></text:span><text:span text:style-name="Source_20_Text"><text:span text:style-name="T14">_RegRCNN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oft-page-break/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4"><text:span text:style-name="Source_20_Text"><text:span text:style-name="T15"/></text:span></text:p>
      <text:p text:style-name="P3"><text:span text:style-name="Source_20_Text"><text:span text:style-name="T13">delete: </text:span></text:span></text:p>
      <text:p text:style-name="P3"><text:span text:style-name="Source_20_Text"><text:span text:style-name="T13">rsa4.1 in requirements.txt → before running </text:span></text:span><text:span text:style-name="Source_20_Text"><text:span text:style-name="T14">installation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7"><text:span text:style-name="Source_20_Text"><text:span text:style-name="T14"><text:s/>tensorboard --logdir='/media/user/FantomHD/Lightsheet data/RegRCNN_maskrcnn_testing/First_training/logs/tboard'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8"><text:span text:style-name="Source_20_Text"><text:span text:style-name="T14"><text:s/>tensorboard --logdir='/media/user/FantomHD/Lightsheet data/RegRCNN_maskrcnn_testing/</text:span></text:span><text:span text:style-name="Source_20_Text"><text:span text:style-name="T18">Second</text:span></text:span><text:span text:style-name="Source_20_Text"><text:span text:style-name="T14">_training_</text:span></text:span><text:span text:style-name="Source_20_Text"><text:span text:style-name="T18">3D</text:span></text:span><text:span text:style-name="Source_20_Text"><text:span text:style-name="T14">/logs/tboard'</text:span></text:span></text:p>
      <text:p text:style-name="P8"><text:span text:style-name="Source_20_Text"><text:span text:style-name="T14"/></text:span></text:p>
      <text:p text:style-name="P10"><text:span text:style-name="Source_20_Text"><text:span text:style-name="T14">tensorboard --logdir='/media/user/FantomHD/Lightsheet data/RegRCNN_maskrcnn_testing/logs/tboard'</text:span></text:span></text:p>
      <text:p text:style-name="P10"><text:span text:style-name="Source_20_Text"><text:span text:style-name="T14"/></text:span></text:p>
      <text:p text:style-name="P8"><text:span text:style-name="Source_20_Text"><text:span text:style-name="T14"/></text:span></text:p>
      <text:p text:style-name="P9"><text:span text:style-name="Source_20_Text"><text:span text:style-name="T14">python exec.py --mode test --exp_dir '~/Documents/GitHub/RegRCNN/'</text:span></text:span></text:p>
      <text:p text:style-name="P8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2-12-01T22:05:56.226763457</dc:date>
    <meta:editing-duration>P7DT11H5M35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3" meta:paragraph-count="24" meta:word-count="152" meta:character-count="2009" meta:non-whitespace-character-count="1895"/>
  </office:meta>
</office:document-meta>
</file>